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272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1.0772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1.1319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349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681in"/>
    </style:style>
    <style:style style:name="co11" style:family="table-column">
      <style:table-column-properties fo:break-before="auto" style:column-width="1.2075in"/>
    </style:style>
    <style:style style:name="co12" style:family="table-column">
      <style:table-column-properties fo:break-before="auto" style:column-width="1.1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/>
    <style:style style:name="ce4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5854in" svg:height="6.7016in" svg:x="0.1535in" svg:y="3.3193in">
            <draw:object draw:notify-on-update-of-ranges="Sheet1.A4:Sheet1.A19 Sheet1.B3:Sheet1.B3 Sheet1.B4:Sheet1.B19 Sheet1.C3:Sheet1.C3 Sheet1.C4:Sheet1.C19 Sheet1.D3:Sheet1.D3 Sheet1.D4:Sheet1.D19 Sheet1.E3:Sheet1.E3 Sheet1.E4:Sheet1.E19 Sheet1.F3:Sheet1.F3 Sheet1.F4:Sheet1.F19 Sheet1.G3:Sheet1.G3 Sheet1.G4:Sheet1.G19 Sheet1.H3:Sheet1.H3 Sheet1.H4:Sheet1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ize</text:p>
          </table:table-cell>
          <table:table-cell table:style-name="ce1" office:value-type="string">
            <text:p>Hardware</text:p>
          </table:table-cell>
          <table:table-cell table:style-name="ce1" office:value-type="string">
            <text:p>TCP (native)</text:p>
          </table:table-cell>
          <table:table-cell table:style-name="ce1" office:value-type="string">
            <text:p>TCPnb (native)</text:p>
          </table:table-cell>
          <table:table-cell table:style-name="ce1" office:value-type="string">
            <text:p>TCP (dom0)</text:p>
          </table:table-cell>
          <table:table-cell table:style-name="ce1" office:value-type="string">
            <text:p>TCPnb (dom0)</text:p>
          </table:table-cell>
          <table:table-cell table:style-name="ce1" office:value-type="string">
            <text:p>llamaNET (domd)</text:p>
          </table:table-cell>
          <table:table-cell table:style-name="ce1" office:value-type="string">
            <text:p>llamaNET (doma)</text:p>
          </table:table-cell>
          <table:table-cell table:style-name="ce1"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156">
            <text:p>156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161">
            <text:p>161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160">
            <text:p>160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table:number-columns-repeated="1016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93">
            <text:p>93</text:p>
          </table:table-cell>
          <table:table-cell office:value-type="float" office:value="171">
            <text:p>171</text:p>
          </table:table-cell>
          <table:table-cell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table:number-columns-repeated="1016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50">
            <text:p>50</text:p>
          </table:table-cell>
          <table:table-cell office:value-type="float" office:value="143">
            <text:p>143</text:p>
          </table:table-cell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141">
            <text:p>141</text:p>
          </table:table-cell>
          <table:table-cell office:value-type="float" office:value="194">
            <text:p>194</text:p>
          </table:table-cell>
          <table:table-cell office:value-type="float" office:value="119">
            <text:p>119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table:number-columns-repeated="1016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6">
            <text:p>66</text:p>
          </table:table-cell>
          <table:table-cell office:value-type="float" office:value="447">
            <text:p>447</text:p>
          </table:table-cell>
          <table:table-cell office:value-type="float" office:value="401">
            <text:p>401</text:p>
          </table:table-cell>
          <table:table-cell office:value-type="float" office:value="383">
            <text:p>383</text:p>
          </table:table-cell>
          <table:table-cell office:value-type="float" office:value="360">
            <text:p>360</text:p>
          </table:table-cell>
          <table:table-cell office:value-type="float" office:value="118">
            <text:p>118</text:p>
          </table:table-cell>
          <table:table-cell office:value-type="float" office:value="124">
            <text:p>124</text:p>
          </table:table-cell>
          <table:table-cell table:number-columns-repeated="1016"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74">
            <text:p>74</text:p>
          </table:table-cell>
          <table:table-cell office:value-type="float" office:value="421">
            <text:p>421</text:p>
          </table:table-cell>
          <table:table-cell office:value-type="float" office:value="404">
            <text:p>404</text:p>
          </table:table-cell>
          <table:table-cell office:value-type="float" office:value="393">
            <text:p>393</text:p>
          </table:table-cell>
          <table:table-cell office:value-type="float" office:value="335">
            <text:p>335</text:p>
          </table:table-cell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table:number-columns-repeated="1016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83">
            <text:p>83</text:p>
          </table:table-cell>
          <table:table-cell office:value-type="float" office:value="442">
            <text:p>442</text:p>
          </table:table-cell>
          <table:table-cell office:value-type="float" office:value="414">
            <text:p>414</text:p>
          </table:table-cell>
          <table:table-cell office:value-type="float" office:value="419">
            <text:p>419</text:p>
          </table:table-cell>
          <table:table-cell office:value-type="float" office:value="361">
            <text:p>361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table:number-columns-repeated="1016"/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91">
            <text:p>91</text:p>
          </table:table-cell>
          <table:table-cell office:value-type="float" office:value="434">
            <text:p>434</text:p>
          </table:table-cell>
          <table:table-cell office:value-type="float" office:value="410">
            <text:p>410</text:p>
          </table:table-cell>
          <table:table-cell office:value-type="float" office:value="384">
            <text:p>384</text:p>
          </table:table-cell>
          <table:table-cell office:value-type="float" office:value="392">
            <text:p>392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number-columns-repeated="1016"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9">
            <text:p>99</text:p>
          </table:table-cell>
          <table:table-cell office:value-type="float" office:value="440">
            <text:p>440</text:p>
          </table:table-cell>
          <table:table-cell office:value-type="float" office:value="410">
            <text:p>410</text:p>
          </table:table-cell>
          <table:table-cell office:value-type="float" office:value="427">
            <text:p>427</text:p>
          </table:table-cell>
          <table:table-cell office:value-type="float" office:value="364">
            <text:p>364</text:p>
          </table:table-cell>
          <table:table-cell office:value-type="float" office:value="166">
            <text:p>166</text:p>
          </table:table-cell>
          <table:table-cell office:value-type="float" office:value="172">
            <text:p>172</text:p>
          </table:table-cell>
          <table:table-cell table:number-columns-repeated="1016"/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107">
            <text:p>107</text:p>
          </table:table-cell>
          <table:table-cell office:value-type="float" office:value="404">
            <text:p>404</text:p>
          </table:table-cell>
          <table:table-cell office:value-type="float" office:value="385">
            <text:p>385</text:p>
          </table:table-cell>
          <table:table-cell office:value-type="float" office:value="445">
            <text:p>445</text:p>
          </table:table-cell>
          <table:table-cell office:value-type="float" office:value="360">
            <text:p>360</text:p>
          </table:table-cell>
          <table:table-cell office:value-type="float" office:value="171">
            <text:p>171</text:p>
          </table:table-cell>
          <table:table-cell office:value-type="float" office:value="182">
            <text:p>182</text:p>
          </table:table-cell>
          <table:table-cell table:number-columns-repeated="1016"/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115">
            <text:p>115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09">
            <text:p>409</text:p>
          </table:table-cell>
          <table:table-cell office:value-type="float" office:value="374">
            <text:p>374</text:p>
          </table:table-cell>
          <table:table-cell office:value-type="float" office:value="190">
            <text:p>190</text:p>
          </table:table-cell>
          <table:table-cell office:value-type="float" office:value="196">
            <text:p>196</text:p>
          </table:table-cell>
          <table:table-cell table:number-columns-repeated="1016"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123">
            <text:p>123</text:p>
          </table:table-cell>
          <table:table-cell office:value-type="float" office:value="403">
            <text:p>403</text:p>
          </table:table-cell>
          <table:table-cell office:value-type="float" office:value="382">
            <text:p>382</text:p>
          </table:table-cell>
          <table:table-cell office:value-type="float" office:value="430">
            <text:p>430</text:p>
          </table:table-cell>
          <table:table-cell office:value-type="float" office:value="377">
            <text:p>377</text:p>
          </table:table-cell>
          <table:table-cell office:value-type="float" office:value="201">
            <text:p>201</text:p>
          </table:table-cell>
          <table:table-cell office:value-type="float" office:value="207">
            <text:p>207</text:p>
          </table:table-cell>
          <table:table-cell table:number-columns-repeated="1016"/>
        </table:table-row>
      </table:table>
      <table:table table:name="Sheet2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2">
          <table:table-cell table:number-columns-repeated="2"/>
          <table:table-cell table:style-name="ce2" office:value-type="string">
            <text:p>PCIe</text:p>
          </table:table-cell>
          <table:table-cell office:value-type="string">
            <text:p>Ethernet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office:value-type="float" office:value="0.032">
            <text:p>0.032</text:p>
          </table:table-cell>
          <table:table-cell office:value-type="float" office:value="0.512">
            <text:p>0.512</text:p>
          </table:table-cell>
          <table:table-cell table:formula="of:=((4*[.C2])+(2*[.D2]))" office:value-type="float" office:value="1.152">
            <text:p>1.15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024">
            <text:p>1.024</text:p>
          </table:table-cell>
          <table:table-cell office:value-type="float" office:value="2.353">
            <text:p>2.353</text:p>
          </table:table-cell>
          <table:table-cell table:formula="of:=((4*[.C3])+(2*[.D3]))" office:value-type="float" office:value="8.802">
            <text:p>8.802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2.048">
            <text:p>2.048</text:p>
          </table:table-cell>
          <table:table-cell office:value-type="float" office:value="4.4">
            <text:p>4.4</text:p>
          </table:table-cell>
          <table:table-cell table:formula="of:=((4*[.C4])+(2*[.D4]))" office:value-type="float" office:value="16.992">
            <text:p>16.992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3.072">
            <text:p>3.072</text:p>
          </table:table-cell>
          <table:table-cell office:value-type="float" office:value="6.448">
            <text:p>6.448</text:p>
          </table:table-cell>
          <table:table-cell table:formula="of:=((4*[.C5])+(2*[.D5]))" office:value-type="float" office:value="25.184">
            <text:p>25.1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4.096">
            <text:p>4.096</text:p>
          </table:table-cell>
          <table:table-cell office:value-type="float" office:value="8.496">
            <text:p>8.496</text:p>
          </table:table-cell>
          <table:table-cell table:formula="of:=((4*[.C6])+(2*[.D6]))" office:value-type="float" office:value="33.376">
            <text:p>33.376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5.12">
            <text:p>5.12</text:p>
          </table:table-cell>
          <table:table-cell office:value-type="float" office:value="10.544">
            <text:p>10.544</text:p>
          </table:table-cell>
          <table:table-cell table:formula="of:=((4*[.C7])+(2*[.D7]))" office:value-type="float" office:value="41.568">
            <text:p>41.568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6.144">
            <text:p>6.144</text:p>
          </table:table-cell>
          <table:table-cell office:value-type="float" office:value="12.592">
            <text:p>12.592</text:p>
          </table:table-cell>
          <table:table-cell table:formula="of:=((4*[.C8])+(2*[.D8]))" office:value-type="float" office:value="49.76">
            <text:p>49.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792">
            <text:p>1792</text:p>
          </table:table-cell>
          <table:table-cell office:value-type="float" office:value="7.168">
            <text:p>7.168</text:p>
          </table:table-cell>
          <table:table-cell office:value-type="float" office:value="14.64">
            <text:p>14.64</text:p>
          </table:table-cell>
          <table:table-cell table:formula="of:=((4*[.C9])+(2*[.D9]))" office:value-type="float" office:value="57.952">
            <text:p>57.952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8.192">
            <text:p>8.192</text:p>
          </table:table-cell>
          <table:table-cell office:value-type="float" office:value="16.688">
            <text:p>16.688</text:p>
          </table:table-cell>
          <table:table-cell table:formula="of:=((4*[.C10])+(2*[.D10]))" office:value-type="float" office:value="66.144">
            <text:p>66.144</text:p>
          </table:table-cell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2304">
            <text:p>2304</text:p>
          </table:table-cell>
          <table:table-cell office:value-type="float" office:value="9.216">
            <text:p>9.216</text:p>
          </table:table-cell>
          <table:table-cell office:value-type="float" office:value="18.736">
            <text:p>18.736</text:p>
          </table:table-cell>
          <table:table-cell table:formula="of:=((4*[.C11])+(2*[.D11]))" office:value-type="float" office:value="74.336">
            <text:p>74.336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float" office:value="2560">
            <text:p>2560</text:p>
          </table:table-cell>
          <table:table-cell office:value-type="float" office:value="10.24">
            <text:p>10.24</text:p>
          </table:table-cell>
          <table:table-cell office:value-type="float" office:value="20.784">
            <text:p>20.784</text:p>
          </table:table-cell>
          <table:table-cell table:formula="of:=((4*[.C12])+(2*[.D12]))" office:value-type="float" office:value="82.528">
            <text:p>82.528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float" office:value="2816">
            <text:p>2816</text:p>
          </table:table-cell>
          <table:table-cell office:value-type="float" office:value="11.264">
            <text:p>11.264</text:p>
          </table:table-cell>
          <table:table-cell office:value-type="float" office:value="22.832">
            <text:p>22.832</text:p>
          </table:table-cell>
          <table:table-cell table:formula="of:=((4*[.C13])+(2*[.D13]))" office:value-type="float" office:value="90.72">
            <text:p>90.72</text:p>
          </table:table-cell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12.288">
            <text:p>12.288</text:p>
          </table:table-cell>
          <table:table-cell office:value-type="float" office:value="24.88">
            <text:p>24.88</text:p>
          </table:table-cell>
          <table:table-cell table:formula="of:=((4*[.C14])+(2*[.D14]))" office:value-type="float" office:value="98.912">
            <text:p>98.912</text:p>
          </table:table-cell>
          <table:table-cell office:value-type="float" office:value="99">
            <text:p>99</text:p>
          </table:table-cell>
        </table:table-row>
        <table:table-row table:style-name="ro1">
          <table:table-cell/>
          <table:table-cell office:value-type="float" office:value="3328">
            <text:p>3328</text:p>
          </table:table-cell>
          <table:table-cell office:value-type="float" office:value="13.312">
            <text:p>13.312</text:p>
          </table:table-cell>
          <table:table-cell office:value-type="float" office:value="26.928">
            <text:p>26.928</text:p>
          </table:table-cell>
          <table:table-cell table:formula="of:=((4*[.C15])+(2*[.D15]))" office:value-type="float" office:value="107.104">
            <text:p>107.10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/>
          <table:table-cell office:value-type="float" office:value="3584">
            <text:p>3584</text:p>
          </table:table-cell>
          <table:table-cell office:value-type="float" office:value="14.336">
            <text:p>14.336</text:p>
          </table:table-cell>
          <table:table-cell office:value-type="float" office:value="28.976">
            <text:p>28.976</text:p>
          </table:table-cell>
          <table:table-cell table:formula="of:=((4*[.C16])+(2*[.D16]))" office:value-type="float" office:value="115.296">
            <text:p>115.29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3840">
            <text:p>3840</text:p>
          </table:table-cell>
          <table:table-cell office:value-type="float" office:value="15.36">
            <text:p>15.36</text:p>
          </table:table-cell>
          <table:table-cell office:value-type="float" office:value="31.024">
            <text:p>31.024</text:p>
          </table:table-cell>
          <table:table-cell table:formula="of:=((4*[.C17])+(2*[.D17]))" office:value-type="float" office:value="123.488">
            <text:p>123.488</text:p>
          </table:table-cell>
          <table:table-cell office:value-type="float" office:value="123">
            <text:p>123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shapes>
          <draw:frame draw:z-index="0" draw:style-name="gr1" svg:width="13.2236in" svg:height="6.4909in" svg:x="3.5992in" svg:y="4.5795in">
            <draw:object draw:notify-on-update-of-ranges="Sheet3.B2:Sheet3.B56 Sheet3.C1:Sheet3.C1 Sheet3.C2:Sheet3.C56 Sheet3.D1:Sheet3.D1 Sheet3.D2:Sheet3.D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/>
          <table:table-cell office:value-type="string">
            <text:p>bytes</text:p>
          </table:table-cell>
          <table:table-cell office:value-type="string">
            <text:p>Mbps</text:p>
          </table:table-cell>
          <table:table-cell office:value-type="string">
            <text:p>usec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float" office:value="35.43">
            <text:p>35.4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34.89">
            <text:p>34.8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65">
            <text:p>0.65</text:p>
          </table:table-cell>
          <table:table-cell office:value-type="float" office:value="35.14">
            <text:p>35.1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6">
            <text:p>0.86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35.19">
            <text:p>35.1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41.16">
            <text:p>41.1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.57">
            <text:p>2.57</text:p>
          </table:table-cell>
          <table:table-cell office:value-type="float" office:value="35.59">
            <text:p>35.5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.78">
            <text:p>2.78</text:p>
          </table:table-cell>
          <table:table-cell office:value-type="float" office:value="35.66">
            <text:p>35.6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.42">
            <text:p>3.42</text:p>
          </table:table-cell>
          <table:table-cell office:value-type="float" office:value="35.67">
            <text:p>35.6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.72">
            <text:p>4.72</text:p>
          </table:table-cell>
          <table:table-cell office:value-type="float" office:value="33.92">
            <text:p>33.92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.13">
            <text:p>5.13</text:p>
          </table:table-cell>
          <table:table-cell office:value-type="float" office:value="35.66">
            <text:p>35.6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.79">
            <text:p>5.79</text:p>
          </table:table-cell>
          <table:table-cell office:value-type="float" office:value="35.59">
            <text:p>35.59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.18">
            <text:p>6.18</text:p>
          </table:table-cell>
          <table:table-cell office:value-type="float" office:value="35.81">
            <text:p>35.8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86">
            <text:p>6.86</text:p>
          </table:table-cell>
          <table:table-cell office:value-type="float" office:value="35.57">
            <text:p>35.57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.47">
            <text:p>7.47</text:p>
          </table:table-cell>
          <table:table-cell office:value-type="float" office:value="35.74">
            <text:p>35.7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9.51">
            <text:p>9.51</text:p>
          </table:table-cell>
          <table:table-cell office:value-type="float" office:value="36.12">
            <text:p>36.1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0.17">
            <text:p>10.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0.86">
            <text:p>10.86</text:p>
          </table:table-cell>
          <table:table-cell office:value-type="float" office:value="35.82">
            <text:p>35.8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3.04">
            <text:p>13.04</text:p>
          </table:table-cell>
          <table:table-cell office:value-type="float" office:value="35.68">
            <text:p>35.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3.21">
            <text:p>13.21</text:p>
          </table:table-cell>
          <table:table-cell office:value-type="float" office:value="36.96">
            <text:p>36.9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3.71">
            <text:p>13.71</text:p>
          </table:table-cell>
          <table:table-cell office:value-type="float" office:value="37.27">
            <text:p>37.27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8.84">
            <text:p>18.84</text:p>
          </table:table-cell>
          <table:table-cell office:value-type="float" office:value="37.66">
            <text:p>37.66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9.65">
            <text:p>19.65</text:p>
          </table:table-cell>
          <table:table-cell office:value-type="float" office:value="37.28">
            <text:p>37.28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21.28">
            <text:p>21.28</text:p>
          </table:table-cell>
          <table:table-cell office:value-type="float" office:value="35.49">
            <text:p>35.49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26.83">
            <text:p>26.83</text:p>
          </table:table-cell>
          <table:table-cell office:value-type="float" office:value="35.55">
            <text:p>35.55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7.59">
            <text:p>27.59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28.11">
            <text:p>28.11</text:p>
          </table:table-cell>
          <table:table-cell office:value-type="float" office:value="35.55">
            <text:p>35.55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40.02">
            <text:p>40.02</text:p>
          </table:table-cell>
          <table:table-cell office:value-type="float" office:value="36.03">
            <text:p>36.03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40.19">
            <text:p>40.19</text:p>
          </table:table-cell>
          <table:table-cell office:value-type="float" office:value="36.44">
            <text:p>36.44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38.54">
            <text:p>38.54</text:p>
          </table:table-cell>
          <table:table-cell office:value-type="float" office:value="38.61">
            <text:p>38.61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49.88">
            <text:p>49.88</text:p>
          </table:table-cell>
          <table:table-cell office:value-type="float" office:value="38.7">
            <text:p>38.7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50.2">
            <text:p>50.2</text:p>
          </table:table-cell>
          <table:table-cell office:value-type="float" office:value="38.91">
            <text:p>38.91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50.69">
            <text:p>50.69</text:p>
          </table:table-cell>
          <table:table-cell office:value-type="float" office:value="38.98">
            <text:p>38.98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72.04">
            <text:p>72.04</text:p>
          </table:table-cell>
          <table:table-cell office:value-type="float" office:value="40.35">
            <text:p>40.35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72.28">
            <text:p>72.28</text:p>
          </table:table-cell>
          <table:table-cell office:value-type="float" office:value="40.53">
            <text:p>40.53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73.05">
            <text:p>73.05</text:p>
          </table:table-cell>
          <table:table-cell office:value-type="float" office:value="40.42">
            <text:p>40.42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90.08">
            <text:p>90.08</text:p>
          </table:table-cell>
          <table:table-cell office:value-type="float" office:value="43.11">
            <text:p>43.11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93.67">
            <text:p>93.67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93.28">
            <text:p>93.28</text:p>
          </table:table-cell>
          <table:table-cell office:value-type="float" office:value="42.12">
            <text:p>42.12</text:p>
          </table:table-cell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132.06">
            <text:p>132.06</text:p>
          </table:table-cell>
          <table:table-cell office:value-type="float" office:value="44.2">
            <text:p>44.2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32.12">
            <text:p>132.12</text:p>
          </table:table-cell>
          <table:table-cell office:value-type="float" office:value="44.35">
            <text:p>44.35</text:p>
          </table:table-cell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132.86">
            <text:p>132.86</text:p>
          </table:table-cell>
          <table:table-cell office:value-type="float" office:value="44.27">
            <text:p>44.27</text:p>
          </table:table-cell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167.51">
            <text:p>167.51</text:p>
          </table:table-cell>
          <table:table-cell office:value-type="float" office:value="46.5">
            <text:p>46.5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67.99">
            <text:p>167.99</text:p>
          </table:table-cell>
          <table:table-cell office:value-type="float" office:value="46.51">
            <text:p>46.51</text:p>
          </table:table-cell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167.75">
            <text:p>167.75</text:p>
          </table:table-cell>
          <table:table-cell office:value-type="float" office:value="46.71">
            <text:p>46.71</text:p>
          </table:table-cell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204.19">
            <text:p>204.19</text:p>
          </table:table-cell>
          <table:table-cell office:value-type="float" office:value="57.28">
            <text:p>57.28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184.24">
            <text:p>184.24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144.51">
            <text:p>144.51</text:p>
          </table:table-cell>
          <table:table-cell office:value-type="float" office:value="81.25">
            <text:p>81.25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74.41">
            <text:p>74.41</text:p>
          </table:table-cell>
          <table:table-cell office:value-type="float" office:value="209.67">
            <text:p>209.67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.71">
            <text:p>92.71</text:p>
          </table:table-cell>
          <table:table-cell office:value-type="float" office:value="168.54">
            <text:p>168.54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211.12">
            <text:p>211.12</text:p>
          </table:table-cell>
          <table:table-cell office:value-type="float" office:value="74.12">
            <text:p>74.12</text:p>
          </table:table-cell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26.16">
            <text:p>226.16</text:p>
          </table:table-cell>
          <table:table-cell office:value-type="float" office:value="103.53">
            <text:p>103.53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136.13">
            <text:p>136.13</text:p>
          </table:table-cell>
          <table:table-cell office:value-type="float" office:value="172.17">
            <text:p>172.17</text:p>
          </table:table-cell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171.75">
            <text:p>171.75</text:p>
          </table:table-cell>
          <table:table-cell office:value-type="float" office:value="136.6">
            <text:p>136.6</text:p>
          </table:table-cell>
        </table:table-row>
      </table:table>
      <table:table table:name="Sheet5" table:style-name="ta1">
        <table:shapes>
          <draw:frame draw:z-index="0" draw:style-name="gr1" svg:width="9.0535in" svg:height="5.2287in" svg:x="5.5197in" svg:y="4.3921in">
            <draw:object draw:notify-on-update-of-ranges="Sheet5.B2:Sheet5.B56 Sheet5.C2:Sheet5.C56 Sheet5.D2:Sheet5.D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3"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134">
            <text:p>1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49">
            <text:p>149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150">
            <text:p>15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206">
            <text:p>206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234">
            <text:p>234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252">
            <text:p>252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</table:table-row>
      </table:table>
      <table:table table:name="Sheet6" table:style-name="ta1">
        <table:shapes>
          <draw:frame draw:z-index="0" draw:style-name="gr1" svg:width="11.0622in" svg:height="6.8205in" svg:x="5.9921in" svg:y="4.7287in">
            <draw:object draw:notify-on-update-of-ranges="Sheet6.B2:Sheet6.B2 Sheet6.B3:Sheet6.B57 Sheet6.C2:Sheet6.C2 Sheet6.C3:Sheet6.C57 Sheet6.D2:Sheet6.D2 Sheet6.D3:Sheet6.D57 Sheet6.E2:Sheet6.E2 Sheet6.E3:Sheet6.E57 Sheet6.F2:Sheet6.F2 Sheet6.F3:Sheet6.F5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4" table:default-cell-style-name="Default"/>
        <table:table-row table:style-name="ro1">
          <table:table-cell table:number-columns-repeated="38"/>
        </table:table-row>
        <table:table-row table:style-name="ro2">
          <table:table-cell/>
          <table:table-cell office:value-type="string">
            <text:p>Size</text:p>
          </table:table-cell>
          <table:table-cell office:value-type="string">
            <text:p>llamaNET Mbyte</text:p>
          </table:table-cell>
          <table:table-cell office:value-type="string">
            <text:p>llamaNET usec</text:p>
          </table:table-cell>
          <table:table-cell office:value-type="string">
            <text:p>Native Mbyte</text:p>
          </table:table-cell>
          <table:table-cell office:value-type="string">
            <text:p>Native usec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134">
            <text:p>134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49">
            <text:p>149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150">
            <text:p>150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187">
            <text:p>187</text:p>
          </table:table-cell>
          <table:table-cell office:value-type="float" office:value="31">
            <text:p>31</text:p>
          </table:table-cell>
          <table:table-cell office:value-type="float" office:value="134">
            <text:p>134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206">
            <text:p>206</text:p>
          </table:table-cell>
          <table:table-cell office:value-type="float" office:value="37">
            <text:p>37</text:p>
          </table:table-cell>
          <table:table-cell office:value-type="float" office:value="169">
            <text:p>169</text:p>
          </table:table-cell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172">
            <text:p>172</text:p>
          </table:table-cell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171">
            <text:p>171</text:p>
          </table:table-cell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  <table:table-cell office:value-type="float" office:value="191">
            <text:p>191</text:p>
          </table:table-cell>
          <table:table-cell office:value-type="float" office:value="60">
            <text:p>60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  <table:table-cell office:value-type="float" office:value="209">
            <text:p>209</text:p>
          </table:table-cell>
          <table:table-cell office:value-type="float" office:value="56">
            <text:p>5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  <table:table-cell office:value-type="float" office:value="190">
            <text:p>190</text:p>
          </table:table-cell>
          <table:table-cell office:value-type="float" office:value="61">
            <text:p>6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  <table:table-cell office:value-type="float" office:value="216">
            <text:p>216</text:p>
          </table:table-cell>
          <table:table-cell office:value-type="float" office:value="72">
            <text:p>72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207">
            <text:p>20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164">
            <text:p>16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272">
            <text:p>272</text:p>
          </table:table-cell>
          <table:table-cell office:value-type="float" office:value="85">
            <text:p>85</text:p>
          </table:table-cell>
          <table:table-cell office:value-type="float" office:value="137">
            <text:p>137</text:p>
          </table:table-cell>
          <table:table-cell office:value-type="float" office:value="169">
            <text:p>16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213">
            <text:p>213</text:p>
          </table:table-cell>
          <table:table-cell table:number-columns-repeated="32"/>
        </table:table-row>
        <table:table-row table:style-name="ro1" table:number-rows-repeated="4">
          <table:table-cell table:number-columns-repeated="3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5"/>
        </table:table-row>
        <table:table-row table:style-name="ro2">
          <table:table-cell table:number-columns-repeated="4"/>
          <table:table-cell office:value-type="float" office:value="0.21">
            <text:p>0.21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5.58">
            <text:p>35.58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1: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810">
            <text:p>281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2">
          <table:table-cell table:number-columns-repeated="4"/>
          <table:table-cell office:value-type="float" office:value="0.45">
            <text:p>0.45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14">
            <text:p>34.1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2: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928">
            <text:p>292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2">
          <table:table-cell table:number-columns-repeated="4"/>
          <table:table-cell office:value-type="float" office:value="0.67">
            <text:p>0.67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15">
            <text:p>34.15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3: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52">
            <text:p>195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2">
          <table:table-cell table:number-columns-repeated="4"/>
          <table:table-cell office:value-type="float" office:value="0.89">
            <text:p>0.89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34">
            <text:p>34.3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4: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184">
            <text:p>218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2">
          <table:table-cell table:number-columns-repeated="4"/>
          <table:table-cell office:value-type="float" office:value="1.34">
            <text:p>1.34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11">
            <text:p>34.11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5: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465">
            <text:p>146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2">
          <table:table-cell table:number-columns-repeated="4"/>
          <table:table-cell office:value-type="float" office:value="1.78">
            <text:p>1.78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24">
            <text:p>34.2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6: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25">
            <text:p>182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2.64">
            <text:p>2.64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62">
            <text:p>34.62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7: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03">
            <text:p>120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2.89">
            <text:p>2.89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34">
            <text:p>34.3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8: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43">
            <text:p>134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3.55">
            <text:p>3.55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41">
            <text:p>34.41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9: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34">
            <text:p>163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4.15">
            <text:p>4.15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96">
            <text:p>34.96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0: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06">
            <text:p>180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1">
            <text:p>2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4.61">
            <text:p>4.61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73">
            <text:p>34.73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1: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19">
            <text:p>191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4">
            <text:p>24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5.29">
            <text:p>5.29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64">
            <text:p>34.6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2: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044">
            <text:p>204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7">
            <text:p>27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5.93">
            <text:p>5.93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77">
            <text:p>34.77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3: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78">
            <text:p>127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9">
            <text:p>29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6.4">
            <text:p>6.4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59">
            <text:p>34.59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4: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95">
            <text:p>139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32">
            <text:p>32</text:p>
          </table:table-cell>
          <table:table-cell table:number-columns-repeated="7"/>
          <table:table-cell office:value-type="float" office:value="7">
            <text:p>7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7.07">
            <text:p>7.07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53">
            <text:p>34.53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5: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538">
            <text:p>153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7"/>
          <table:table-cell office:value-type="float" office:value="7">
            <text:p>7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7.71">
            <text:p>7.71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65">
            <text:p>34.65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6: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49">
            <text:p>164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7"/>
          <table:table-cell office:value-type="float" office:value="9">
            <text:p>9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9.87">
            <text:p>9.87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79">
            <text:p>34.79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7:</text:p>
          </table:table-cell>
          <table:table-cell table:number-columns-repeated="4"/>
          <table:table-cell office:value-type="float" office:value="48">
            <text:p>4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16">
            <text:p>191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48">
            <text:p>48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5.02">
            <text:p>35.02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18: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62">
            <text:p>196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51">
            <text:p>51</text:p>
          </table:table-cell>
          <table:table-cell table:number-columns-repeated="6"/>
          <table:table-cell office:value-type="float" office:value="11">
            <text:p>11</text:p>
          </table:table-cell>
          <table:table-cell table:number-columns-repeated="6"/>
          <table:table-cell office:value-type="float" office:value="33">
            <text:p>3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3.83">
            <text:p>33.83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19:</text:p>
          </table:table-cell>
          <table:table-cell table:number-columns-repeated="4"/>
          <table:table-cell office:value-type="float" office:value="61">
            <text:p>6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59">
            <text:p>115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61">
            <text:p>61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5">
            <text:p>43.5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0:</text:p>
          </table:table-cell>
          <table:table-cell table:number-columns-repeated="4"/>
          <table:table-cell office:value-type="float" office:value="64">
            <text:p>6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30">
            <text:p>113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64">
            <text:p>64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18">
            <text:p>37.1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1:</text:p>
          </table:table-cell>
          <table:table-cell table:number-columns-repeated="4"/>
          <table:table-cell office:value-type="float" office:value="67">
            <text:p>6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86">
            <text:p>138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67">
            <text:p>67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5.88">
            <text:p>35.8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2:</text:p>
          </table:table-cell>
          <table:table-cell table:number-columns-repeated="4"/>
          <table:table-cell office:value-type="float" office:value="93">
            <text:p>9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497">
            <text:p>1497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93">
            <text:p>93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11">
            <text:p>36.11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3:</text:p>
          </table:table-cell>
          <table:table-cell table:number-columns-repeated="4"/>
          <table:table-cell office:value-type="float" office:value="96">
            <text:p>9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45">
            <text:p>184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96">
            <text:p>96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27">
            <text:p>39.2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4:</text:p>
          </table:table-cell>
          <table:table-cell table:number-columns-repeated="4"/>
          <table:table-cell office:value-type="float" office:value="99">
            <text:p>9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724">
            <text:p>172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99">
            <text:p>99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64">
            <text:p>36.6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5: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992">
            <text:p>99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25">
            <text:p>125</text:p>
          </table:table-cell>
          <table:table-cell table:number-columns-repeated="6"/>
          <table:table-cell office:value-type="float" office:value="25">
            <text:p>25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7">
            <text:p>36.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6: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51">
            <text:p>135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28">
            <text:p>128</text:p>
          </table:table-cell>
          <table:table-cell table:number-columns-repeated="6"/>
          <table:table-cell office:value-type="float" office:value="26">
            <text:p>26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44">
            <text:p>36.4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7: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93">
            <text:p>139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31">
            <text:p>131</text:p>
          </table:table-cell>
          <table:table-cell table:number-columns-repeated="6"/>
          <table:table-cell office:value-type="float" office:value="26">
            <text:p>26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09">
            <text:p>37.0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8:</text:p>
          </table:table-cell>
          <table:table-cell table:number-columns-repeated="3"/>
          <table:table-cell office:value-type="float" office:value="189">
            <text:p>18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99">
            <text:p>139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89">
            <text:p>189</text:p>
          </table:table-cell>
          <table:table-cell table:number-columns-repeated="6"/>
          <table:table-cell office:value-type="float" office:value="38">
            <text:p>38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63">
            <text:p>37.63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9: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771">
            <text:p>177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92">
            <text:p>192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3">
            <text:p>37.3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0:</text:p>
          </table:table-cell>
          <table:table-cell table:number-columns-repeated="3"/>
          <table:table-cell office:value-type="float" office:value="195">
            <text:p>19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01">
            <text:p>180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95">
            <text:p>195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49">
            <text:p>37.4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1:</text:p>
          </table:table-cell>
          <table:table-cell table:number-columns-repeated="3"/>
          <table:table-cell office:value-type="float" office:value="253">
            <text:p>253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930">
            <text:p>93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253">
            <text:p>253</text:p>
          </table:table-cell>
          <table:table-cell table:number-columns-repeated="6"/>
          <table:table-cell office:value-type="float" office:value="50">
            <text:p>50</text:p>
          </table:table-cell>
          <table:table-cell table:number-columns-repeated="6"/>
          <table:table-cell office:value-type="float" office:value="38">
            <text:p>38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8.09">
            <text:p>38.0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2:</text:p>
          </table:table-cell>
          <table:table-cell table:number-columns-repeated="3"/>
          <table:table-cell office:value-type="float" office:value="256">
            <text:p>25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07">
            <text:p>1307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256">
            <text:p>256</text:p>
          </table:table-cell>
          <table:table-cell table:number-columns-repeated="6"/>
          <table:table-cell office:value-type="float" office:value="51">
            <text:p>51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94">
            <text:p>37.9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3:</text:p>
          </table:table-cell>
          <table:table-cell table:number-columns-repeated="3"/>
          <table:table-cell office:value-type="float" office:value="259">
            <text:p>25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28">
            <text:p>132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259">
            <text:p>259</text:p>
          </table:table-cell>
          <table:table-cell table:number-columns-repeated="6"/>
          <table:table-cell office:value-type="float" office:value="51">
            <text:p>51</text:p>
          </table:table-cell>
          <table:table-cell table:number-columns-repeated="6"/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8.27">
            <text:p>38.2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4:</text:p>
          </table:table-cell>
          <table:table-cell table:number-columns-repeated="3"/>
          <table:table-cell office:value-type="float" office:value="381">
            <text:p>38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31">
            <text:p>133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381">
            <text:p>381</text:p>
          </table:table-cell>
          <table:table-cell table:number-columns-repeated="6"/>
          <table:table-cell office:value-type="float" office:value="73">
            <text:p>73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44">
            <text:p>39.4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5:</text:p>
          </table:table-cell>
          <table:table-cell table:number-columns-repeated="3"/>
          <table:table-cell office:value-type="float" office:value="384">
            <text:p>38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90">
            <text:p>169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384">
            <text:p>384</text:p>
          </table:table-cell>
          <table:table-cell table:number-columns-repeated="6"/>
          <table:table-cell office:value-type="float" office:value="73">
            <text:p>73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79">
            <text:p>39.7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6:</text:p>
          </table:table-cell>
          <table:table-cell table:number-columns-repeated="3"/>
          <table:table-cell office:value-type="float" office:value="387">
            <text:p>38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82">
            <text:p>168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387">
            <text:p>387</text:p>
          </table:table-cell>
          <table:table-cell table:number-columns-repeated="6"/>
          <table:table-cell office:value-type="float" office:value="74">
            <text:p>74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58">
            <text:p>39.5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7:</text:p>
          </table:table-cell>
          <table:table-cell table:number-columns-repeated="3"/>
          <table:table-cell office:value-type="float" office:value="509">
            <text:p>509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861">
            <text:p>86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509">
            <text:p>509</text:p>
          </table:table-cell>
          <table:table-cell table:number-columns-repeated="6"/>
          <table:table-cell office:value-type="float" office:value="95">
            <text:p>95</text:p>
          </table:table-cell>
          <table:table-cell table:number-columns-repeated="6"/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0.67">
            <text:p>40.6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8:</text:p>
          </table:table-cell>
          <table:table-cell table:number-columns-repeated="3"/>
          <table:table-cell office:value-type="float" office:value="512">
            <text:p>51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26">
            <text:p>122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512">
            <text:p>512</text:p>
          </table:table-cell>
          <table:table-cell table:number-columns-repeated="6"/>
          <table:table-cell office:value-type="float" office:value="96">
            <text:p>96</text:p>
          </table:table-cell>
          <table:table-cell table:number-columns-repeated="6"/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0.66">
            <text:p>40.66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9:</text:p>
          </table:table-cell>
          <table:table-cell table:number-columns-repeated="3"/>
          <table:table-cell office:value-type="float" office:value="515">
            <text:p>51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34">
            <text:p>123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515">
            <text:p>515</text:p>
          </table:table-cell>
          <table:table-cell table:number-columns-repeated="6"/>
          <table:table-cell office:value-type="float" office:value="95">
            <text:p>95</text:p>
          </table:table-cell>
          <table:table-cell table:number-columns-repeated="6"/>
          <table:table-cell office:value-type="float" office:value="41">
            <text:p>4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1.18">
            <text:p>41.1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40:</text:p>
          </table:table-cell>
          <table:table-cell table:number-columns-repeated="3"/>
          <table:table-cell office:value-type="float" office:value="765">
            <text:p>76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26">
            <text:p>122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765">
            <text:p>765</text:p>
          </table:table-cell>
          <table:table-cell table:number-columns-repeated="5"/>
          <table:table-cell office:value-type="float" office:value="134">
            <text:p>134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34.88">
            <text:p>134.88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27">
            <text:p>43.27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1:</text:p>
          </table:table-cell>
          <table:table-cell table:number-columns-repeated="3"/>
          <table:table-cell office:value-type="float" office:value="768">
            <text:p>76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540">
            <text:p>154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768">
            <text:p>768</text:p>
          </table:table-cell>
          <table:table-cell table:number-columns-repeated="5"/>
          <table:table-cell office:value-type="float" office:value="135">
            <text:p>135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35.08">
            <text:p>135.08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38">
            <text:p>43.38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2:</text:p>
          </table:table-cell>
          <table:table-cell table:number-columns-repeated="3"/>
          <table:table-cell office:value-type="float" office:value="771">
            <text:p>77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539">
            <text:p>153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771">
            <text:p>771</text:p>
          </table:table-cell>
          <table:table-cell table:number-columns-repeated="5"/>
          <table:table-cell office:value-type="float" office:value="135">
            <text:p>135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35.83">
            <text:p>135.83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31">
            <text:p>43.31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3:</text:p>
          </table:table-cell>
          <table:table-cell table:number-columns-repeated="2"/>
          <table:table-cell office:value-type="float" office:value="1021">
            <text:p>1021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778">
            <text:p>77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021">
            <text:p>1021</text:p>
          </table:table-cell>
          <table:table-cell table:number-columns-repeated="5"/>
          <table:table-cell office:value-type="float" office:value="169">
            <text:p>169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169.7">
            <text:p>169.7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5.9">
            <text:p>45.9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4: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088">
            <text:p>108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024">
            <text:p>1024</text:p>
          </table:table-cell>
          <table:table-cell table:number-columns-repeated="5"/>
          <table:table-cell office:value-type="float" office:value="172">
            <text:p>172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72.26">
            <text:p>172.26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5.35">
            <text:p>45.35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5:</text:p>
          </table:table-cell>
          <table:table-cell table:number-columns-repeated="2"/>
          <table:table-cell office:value-type="float" office:value="1027">
            <text:p>102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04">
            <text:p>110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027">
            <text:p>1027</text:p>
          </table:table-cell>
          <table:table-cell table:number-columns-repeated="5"/>
          <table:table-cell office:value-type="float" office:value="171">
            <text:p>171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71.96">
            <text:p>171.96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5.57">
            <text:p>45.57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6:</text:p>
          </table:table-cell>
          <table:table-cell table:number-columns-repeated="2"/>
          <table:table-cell office:value-type="float" office:value="1533">
            <text:p>153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02">
            <text:p>110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533">
            <text:p>1533</text:p>
          </table:table-cell>
          <table:table-cell table:number-columns-repeated="5"/>
          <table:table-cell office:value-type="float" office:value="191">
            <text:p>191</text:p>
          </table:table-cell>
          <table:table-cell table:number-columns-repeated="6"/>
          <table:table-cell office:value-type="float" office:value="60">
            <text:p>6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91.83">
            <text:p>191.83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60.97">
            <text:p>60.97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7:</text:p>
          </table:table-cell>
          <table:table-cell table:number-columns-repeated="2"/>
          <table:table-cell office:value-type="float" office:value="1536">
            <text:p>153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093">
            <text:p>109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536">
            <text:p>1536</text:p>
          </table:table-cell>
          <table:table-cell table:number-columns-repeated="5"/>
          <table:table-cell office:value-type="float" office:value="209">
            <text:p>209</text:p>
          </table:table-cell>
          <table:table-cell table:number-columns-repeated="6"/>
          <table:table-cell office:value-type="float" office:value="56">
            <text:p>56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09.14">
            <text:p>209.14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56.03">
            <text:p>56.03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8:</text:p>
          </table:table-cell>
          <table:table-cell table:number-columns-repeated="2"/>
          <table:table-cell office:value-type="float" office:value="1539">
            <text:p>153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90">
            <text:p>119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539">
            <text:p>1539</text:p>
          </table:table-cell>
          <table:table-cell table:number-columns-repeated="5"/>
          <table:table-cell office:value-type="float" office:value="190">
            <text:p>190</text:p>
          </table:table-cell>
          <table:table-cell table:number-columns-repeated="6"/>
          <table:table-cell office:value-type="float" office:value="61">
            <text:p>61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90.37">
            <text:p>190.37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61.68">
            <text:p>61.68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9:</text:p>
          </table:table-cell>
          <table:table-cell table:number-columns-repeated="2"/>
          <table:table-cell office:value-type="float" office:value="2045">
            <text:p>2045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543">
            <text:p>54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2045">
            <text:p>2045</text:p>
          </table:table-cell>
          <table:table-cell table:number-columns-repeated="5"/>
          <table:table-cell office:value-type="float" office:value="216">
            <text:p>216</text:p>
          </table:table-cell>
          <table:table-cell table:number-columns-repeated="6"/>
          <table:table-cell office:value-type="float" office:value="72">
            <text:p>72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216.41">
            <text:p>216.41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72.1">
            <text:p>72.1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50:</text:p>
          </table:table-cell>
          <table:table-cell table:number-columns-repeated="2"/>
          <table:table-cell office:value-type="float" office:value="2048">
            <text:p>2048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693">
            <text:p>69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2048">
            <text:p>2048</text:p>
          </table:table-cell>
          <table:table-cell table:number-columns-repeated="6"/>
          <table:table-cell office:value-type="float" office:value="75">
            <text:p>75</text:p>
          </table:table-cell>
          <table:table-cell table:number-columns-repeated="5"/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207.43">
            <text:p>207.43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51:</text:p>
          </table:table-cell>
          <table:table-cell table:number-columns-repeated="2"/>
          <table:table-cell office:value-type="float" office:value="2051">
            <text:p>2051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241">
            <text:p>24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2051">
            <text:p>2051</text:p>
          </table:table-cell>
          <table:table-cell table:number-columns-repeated="6"/>
          <table:table-cell office:value-type="float" office:value="95">
            <text:p>95</text:p>
          </table:table-cell>
          <table:table-cell table:number-columns-repeated="5"/>
          <table:table-cell office:value-type="float" office:value="164">
            <text:p>164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64.2">
            <text:p>164.2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52:</text:p>
          </table:table-cell>
          <table:table-cell table:number-columns-repeated="2"/>
          <table:table-cell office:value-type="float" office:value="3069">
            <text:p>3069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05">
            <text:p>30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3069">
            <text:p>3069</text:p>
          </table:table-cell>
          <table:table-cell table:number-columns-repeated="5"/>
          <table:table-cell office:value-type="float" office:value="137">
            <text:p>137</text:p>
          </table:table-cell>
          <table:table-cell table:number-columns-repeated="5"/>
          <table:table-cell office:value-type="float" office:value="170">
            <text:p>17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37.52">
            <text:p>137.52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70.26">
            <text:p>170.26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3:</text:p>
          </table:table-cell>
          <table:table-cell table:number-columns-repeated="2"/>
          <table:table-cell office:value-type="float" office:value="3072">
            <text:p>3072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91">
            <text:p>39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3072">
            <text:p>3072</text:p>
          </table:table-cell>
          <table:table-cell table:number-columns-repeated="5"/>
          <table:table-cell office:value-type="float" office:value="137">
            <text:p>137</text:p>
          </table:table-cell>
          <table:table-cell table:number-columns-repeated="5"/>
          <table:table-cell office:value-type="float" office:value="169">
            <text:p>169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37.89">
            <text:p>137.89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69.97">
            <text:p>169.97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4:</text:p>
          </table:table-cell>
          <table:table-cell table:number-columns-repeated="2"/>
          <table:table-cell office:value-type="float" office:value="3075">
            <text:p>3075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92">
            <text:p>39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3075">
            <text:p>3075</text:p>
          </table:table-cell>
          <table:table-cell table:number-columns-repeated="5"/>
          <table:table-cell office:value-type="float" office:value="109">
            <text:p>109</text:p>
          </table:table-cell>
          <table:table-cell table:number-columns-repeated="5"/>
          <table:table-cell office:value-type="float" office:value="213">
            <text:p>213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09.75">
            <text:p>109.75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213.76">
            <text:p>213.76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5:</text:p>
          </table:table-cell>
          <table:table-cell table:number-columns-repeated="2"/>
          <table:table-cell office:value-type="float" office:value="4093">
            <text:p>4093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156">
            <text:p>15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4093">
            <text:p>4093</text:p>
          </table:table-cell>
          <table:table-cell table:number-columns-repeated="5"/>
          <table:table-cell office:value-type="float" office:value="230">
            <text:p>230</text:p>
          </table:table-cell>
          <table:table-cell table:number-columns-repeated="5"/>
          <table:table-cell office:value-type="float" office:value="135">
            <text:p>135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30.87">
            <text:p>230.87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35.26">
            <text:p>135.26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6: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69">
            <text:p>36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4096">
            <text:p>4096</text:p>
          </table:table-cell>
          <table:table-cell table:number-columns-repeated="5"/>
          <table:table-cell office:value-type="float" office:value="258">
            <text:p>258</text:p>
          </table:table-cell>
          <table:table-cell table:number-columns-repeated="5"/>
          <table:table-cell office:value-type="float" office:value="120">
            <text:p>12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58.29">
            <text:p>258.29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20.99">
            <text:p>120.99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7:</text:p>
          </table:table-cell>
          <table:table-cell table:number-columns-repeated="2"/>
          <table:table-cell office:value-type="float" office:value="4099">
            <text:p>4099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413">
            <text:p>41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4099">
            <text:p>4099</text:p>
          </table:table-cell>
          <table:table-cell table:number-columns-repeated="5"/>
          <table:table-cell office:value-type="float" office:value="253">
            <text:p>253</text:p>
          </table:table-cell>
          <table:table-cell table:number-columns-repeated="5"/>
          <table:table-cell office:value-type="float" office:value="123">
            <text:p>123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53.28">
            <text:p>253.28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23.47">
            <text:p>123.47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 table:number-rows-repeated="1048398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 L" style:language-asian="zh" style:country-asian="CN" style:font-name-complex="Nimbus Sans L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1:30:56</meta:creation-date>
    <dc:date>2012-09-24T09:18:19</dc:date>
    <meta:editing-duration>PT4H16M59S</meta:editing-duration>
    <meta:editing-cycles>38</meta:editing-cycles>
    <meta:generator>LibreOffice/3.5$Linux_X86_64 LibreOffice_project/350m1$Build-2</meta:generator>
    <meta:document-statistic meta:table-count="5" meta:cell-count="15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888cm" svg:height="17.023cm" xlink:href=".." xlink:type="simple" chart:class="chart:line" chart:style-name="ch1">
        <chart:title svg:x="12.593cm" svg:y="0.476cm" chart:style-name="ch2">
          <text:p>Latency</text:p>
        </chart:title>
        <chart:legend chart:legend-position="end" svg:x="22.898cm" svg:y="6.718cm" style:legend-expansion="high" chart:style-name="ch3"/>
        <chart:plot-area chart:style-name="ch4" table:cell-range-address="Sheet1.A3:Sheet1.H19" chart:data-source-has-labels="both" svg:x="1.548cm" svg:y="2.275cm" svg:width="20.276cm" svg:height="13.427cm">
          <chartooo:coordinate-region svg:x="2.355cm" svg:y="2.474cm" svg:width="19.097cm" svg:height="12.581cm"/>
          <chart:axis chart:dimension="x" chart:name="primary-x" chart:style-name="ch5" chartooo:axis-type="auto">
            <chartooo:date-scale/>
            <chart:title svg:x="10.081cm" svg:y="16.042cm" chart:style-name="ch6">
              <text:p>Message Size (bytes)</text:p>
            </chart:title>
            <chart:categories table:cell-range-address="Sheet1.A4:Sheet1.A19"/>
          </chart:axis>
          <chart:axis chart:dimension="y" chart:name="primary-y" chart:style-name="ch5">
            <chart:title svg:x="0.451cm" svg:y="10.104cm" chart:style-name="ch7">
              <text:p>Latency (usec)</text:p>
            </chart:title>
            <chart:grid chart:style-name="ch8" chart:class="major"/>
          </chart:axis>
          <chart:series chart:style-name="ch9" chart:values-cell-range-address="Sheet1.B4:Sheet1.B19" chart:label-cell-address="Sheet1.B3:Sheet1.B3" chart:class="chart:line">
            <chart:data-point chart:repeated="16"/>
          </chart:series>
          <chart:series chart:style-name="ch10" chart:values-cell-range-address="Sheet1.C4:Sheet1.C19" chart:label-cell-address="Sheet1.C3:Sheet1.C3" chart:class="chart:line">
            <chart:data-point chart:repeated="16"/>
          </chart:series>
          <chart:series chart:style-name="ch11" chart:values-cell-range-address="Sheet1.D4:Sheet1.D19" chart:label-cell-address="Sheet1.D3:Sheet1.D3" chart:class="chart:line">
            <chart:data-point chart:repeated="16"/>
          </chart:series>
          <chart:series chart:style-name="ch12" chart:values-cell-range-address="Sheet1.E4:Sheet1.E19" chart:label-cell-address="Sheet1.E3:Sheet1.E3" chart:class="chart:line">
            <chart:data-point chart:repeated="16"/>
          </chart:series>
          <chart:series chart:style-name="ch13" chart:values-cell-range-address="Sheet1.F4:Sheet1.F19" chart:label-cell-address="Sheet1.F3:Sheet1.F3" chart:class="chart:line">
            <chart:data-point chart:repeated="16"/>
          </chart:series>
          <chart:series chart:style-name="ch14" chart:values-cell-range-address="Sheet1.G4:Sheet1.G19" chart:label-cell-address="Sheet1.G3:Sheet1.G3" chart:class="chart:line">
            <chart:data-point chart:repeated="16"/>
          </chart:series>
          <chart:series chart:style-name="ch15" chart:values-cell-range-address="Sheet1.H4:Sheet1.H19" chart:label-cell-address="Sheet1.H3:Sheet1.H3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  <draw:g>
                  <svg:desc>Sheet1.B3:Sheet1.B3</svg:desc>
                </draw:g>
              </table:table-cell>
              <table:table-cell office:value-type="string">
                <text:p>TCP (native)</text:p>
                <draw:g>
                  <svg:desc>Sheet1.C3:Sheet1.C3</svg:desc>
                </draw:g>
              </table:table-cell>
              <table:table-cell office:value-type="string">
                <text:p>TCPnb (native)</text:p>
                <draw:g>
                  <svg:desc>Sheet1.D3:Sheet1.D3</svg:desc>
                </draw:g>
              </table:table-cell>
              <table:table-cell office:value-type="string">
                <text:p>TCP (dom0)</text:p>
                <draw:g>
                  <svg:desc>Sheet1.E3:Sheet1.E3</svg:desc>
                </draw:g>
              </table:table-cell>
              <table:table-cell office:value-type="string">
                <text:p>TCPnb (dom0)</text:p>
                <draw:g>
                  <svg:desc>Sheet1.F3:Sheet1.F3</svg:desc>
                </draw:g>
              </table:table-cell>
              <table:table-cell office:value-type="string">
                <text:p>llamaNET (domd)</text:p>
                <draw:g>
                  <svg:desc>Sheet1.G3:Sheet1.G3</svg:desc>
                </draw:g>
              </table:table-cell>
              <table:table-cell office:value-type="string">
                <text:p>llamaNET (doma)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4:Sheet1.A19</svg:desc>
                </draw:g>
              </table:table-cell>
              <table:table-cell office:value-type="float" office:value="1">
                <text:p>1</text:p>
                <draw:g>
                  <svg:desc>Sheet1.B4:Sheet1.B19</svg:desc>
                </draw:g>
              </table:table-cell>
              <table:table-cell office:value-type="float" office:value="87">
                <text:p>87</text:p>
                <draw:g>
                  <svg:desc>Sheet1.C4:Sheet1.C19</svg:desc>
                </draw:g>
              </table:table-cell>
              <table:table-cell office:value-type="float" office:value="85">
                <text:p>85</text:p>
                <draw:g>
                  <svg:desc>Sheet1.D4:Sheet1.D19</svg:desc>
                </draw:g>
              </table:table-cell>
              <table:table-cell office:value-type="float" office:value="131">
                <text:p>131</text:p>
                <draw:g>
                  <svg:desc>Sheet1.E4:Sheet1.E19</svg:desc>
                </draw:g>
              </table:table-cell>
              <table:table-cell office:value-type="float" office:value="63">
                <text:p>63</text:p>
                <draw:g>
                  <svg:desc>Sheet1.F4:Sheet1.F19</svg:desc>
                </draw:g>
              </table:table-cell>
              <table:table-cell office:value-type="float" office:value="21">
                <text:p>21</text:p>
                <draw:g>
                  <svg:desc>Sheet1.G4:Sheet1.G19</svg:desc>
                </draw:g>
              </table:table-cell>
              <table:table-cell office:value-type="float" office:value="28">
                <text:p>28</text:p>
                <draw:g>
                  <svg:desc>Sheet1.H4:Sheet1.H1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146">
                <text:p>146</text:p>
              </table:table-cell>
              <table:table-cell office:value-type="float" office:value="74">
                <text:p>74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7">
                <text:p>17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156">
                <text:p>156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161">
                <text:p>161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3">
                <text:p>33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160">
                <text:p>160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2">
                <text:p>42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171">
                <text:p>171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50">
                <text:p>50</text:p>
              </table:table-cell>
              <table:table-cell office:value-type="float" office:value="143">
                <text:p>143</text:p>
              </table:table-cell>
              <table:table-cell office:value-type="float" office:value="107">
                <text:p>107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  <table:table-cell office:value-type="float" office:value="141">
                <text:p>141</text:p>
              </table:table-cell>
              <table:table-cell office:value-type="float" office:value="194">
                <text:p>194</text:p>
              </table:table-cell>
              <table:table-cell office:value-type="float" office:value="119">
                <text:p>119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6">
                <text:p>66</text:p>
              </table:table-cell>
              <table:table-cell office:value-type="float" office:value="447">
                <text:p>447</text:p>
              </table:table-cell>
              <table:table-cell office:value-type="float" office:value="401">
                <text:p>401</text:p>
              </table:table-cell>
              <table:table-cell office:value-type="float" office:value="383">
                <text:p>383</text:p>
              </table:table-cell>
              <table:table-cell office:value-type="float" office:value="360">
                <text:p>360</text:p>
              </table:table-cell>
              <table:table-cell office:value-type="float" office:value="118">
                <text:p>11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74">
                <text:p>74</text:p>
              </table:table-cell>
              <table:table-cell office:value-type="float" office:value="421">
                <text:p>421</text:p>
              </table:table-cell>
              <table:table-cell office:value-type="float" office:value="404">
                <text:p>404</text:p>
              </table:table-cell>
              <table:table-cell office:value-type="float" office:value="393">
                <text:p>393</text:p>
              </table:table-cell>
              <table:table-cell office:value-type="float" office:value="335">
                <text:p>335</text:p>
              </table:table-cell>
              <table:table-cell office:value-type="float" office:value="128">
                <text:p>1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83">
                <text:p>83</text:p>
              </table:table-cell>
              <table:table-cell office:value-type="float" office:value="442">
                <text:p>442</text:p>
              </table:table-cell>
              <table:table-cell office:value-type="float" office:value="414">
                <text:p>414</text:p>
              </table:table-cell>
              <table:table-cell office:value-type="float" office:value="419">
                <text:p>419</text:p>
              </table:table-cell>
              <table:table-cell office:value-type="float" office:value="361">
                <text:p>361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91">
                <text:p>91</text:p>
              </table:table-cell>
              <table:table-cell office:value-type="float" office:value="434">
                <text:p>434</text:p>
              </table:table-cell>
              <table:table-cell office:value-type="float" office:value="410">
                <text:p>410</text:p>
              </table:table-cell>
              <table:table-cell office:value-type="float" office:value="384">
                <text:p>384</text:p>
              </table:table-cell>
              <table:table-cell office:value-type="float" office:value="392">
                <text:p>392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99">
                <text:p>99</text:p>
              </table:table-cell>
              <table:table-cell office:value-type="float" office:value="440">
                <text:p>440</text:p>
              </table:table-cell>
              <table:table-cell office:value-type="float" office:value="410">
                <text:p>410</text:p>
              </table:table-cell>
              <table:table-cell office:value-type="float" office:value="427">
                <text:p>427</text:p>
              </table:table-cell>
              <table:table-cell office:value-type="float" office:value="364">
                <text:p>364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07">
                <text:p>107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45">
                <text:p>445</text:p>
              </table:table-cell>
              <table:table-cell office:value-type="float" office:value="360">
                <text:p>360</text:p>
              </table:table-cell>
              <table:table-cell office:value-type="float" office:value="171">
                <text:p>17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15">
                <text:p>115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23">
                <text:p>123</text:p>
              </table:table-cell>
              <table:table-cell office:value-type="float" office:value="403">
                <text:p>403</text:p>
              </table:table-cell>
              <table:table-cell office:value-type="float" office:value="382">
                <text:p>382</text:p>
              </table:table-cell>
              <table:table-cell office:value-type="float" office:value="430">
                <text:p>430</text:p>
              </table:table-cell>
              <table:table-cell office:value-type="float" office:value="377">
                <text:p>377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89cm" svg:height="16.488cm" xlink:href=".." xlink:type="simple" chart:class="chart:line" chart:style-name="ch1">
        <chart:legend chart:legend-position="end" svg:x="31.398cm" svg:y="7.696cm" style:legend-expansion="high" chart:style-name="ch2"/>
        <chart:plot-area chart:style-name="ch3" table:cell-range-address="Sheet3.B1:Sheet3.D56" chart:data-source-has-labels="both" svg:x="1.121cm" svg:y="1.451cm" svg:width="28.935cm" svg:height="14.288cm">
          <chartooo:coordinate-region svg:x="1.928cm" svg:y="1.65cm" svg:width="27.756cm" svg:height="13.044cm"/>
          <chart:axis chart:dimension="x" chart:name="primary-x" chart:style-name="ch4" chartooo:axis-type="auto">
            <chartooo:date-scale/>
            <chart:categories table:cell-range-address="Sheet3.B2:Sheet3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56" chart:label-cell-address="Sheet3.C1:Sheet3.C1" chart:class="chart:line">
            <chart:data-point chart:repeated="55"/>
          </chart:series>
          <chart:series chart:style-name="ch7" chart:values-cell-range-address="Sheet3.D2:Sheet3.D56" chart:label-cell-address="Sheet3.D1:Sheet3.D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ps</text:p>
                <draw:g>
                  <svg:desc>Sheet3.C1:Sheet3.C1</svg:desc>
                </draw:g>
              </table:table-cell>
              <table:table-cell office:value-type="string">
                <text:p>usec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B2:Sheet3.B56</svg:desc>
                </draw:g>
              </table:table-cell>
              <table:table-cell office:value-type="float" office:value="0.22">
                <text:p>0.22</text:p>
                <draw:g>
                  <svg:desc>Sheet3.C2:Sheet3.C56</svg:desc>
                </draw:g>
              </table:table-cell>
              <table:table-cell office:value-type="float" office:value="35.43">
                <text:p>35.43</text:p>
                <draw:g>
                  <svg:desc>Sheet3.D2:Sheet3.D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34.89">
                <text:p>34.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65">
                <text:p>0.65</text:p>
              </table:table-cell>
              <table:table-cell office:value-type="float" office:value="35.14">
                <text:p>35.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6">
                <text:p>0.8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48">
                <text:p>1.48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57">
                <text:p>2.57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78">
                <text:p>2.78</text:p>
              </table:table-cell>
              <table:table-cell office:value-type="float" office:value="35.66">
                <text:p>35.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42">
                <text:p>3.4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25">
                <text:p>4.25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.72">
                <text:p>4.72</text:p>
              </table:table-cell>
              <table:table-cell office:value-type="float" office:value="33.92">
                <text:p>33.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.13">
                <text:p>5.13</text:p>
              </table:table-cell>
              <table:table-cell office:value-type="float" office:value="35.66">
                <text:p>35.6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.79">
                <text:p>5.79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.18">
                <text:p>6.18</text:p>
              </table:table-cell>
              <table:table-cell office:value-type="float" office:value="35.81">
                <text:p>35.8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86">
                <text:p>6.86</text:p>
              </table:table-cell>
              <table:table-cell office:value-type="float" office:value="35.57">
                <text:p>35.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.47">
                <text:p>7.47</text:p>
              </table:table-cell>
              <table:table-cell office:value-type="float" office:value="35.74">
                <text:p>35.7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.51">
                <text:p>9.51</text:p>
              </table:table-cell>
              <table:table-cell office:value-type="float" office:value="36.12">
                <text:p>36.1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.17">
                <text:p>10.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.86">
                <text:p>10.86</text:p>
              </table:table-cell>
              <table:table-cell office:value-type="float" office:value="35.82">
                <text:p>35.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3.04">
                <text:p>13.04</text:p>
              </table:table-cell>
              <table:table-cell office:value-type="float" office:value="35.68">
                <text:p>35.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21">
                <text:p>13.21</text:p>
              </table:table-cell>
              <table:table-cell office:value-type="float" office:value="36.96">
                <text:p>36.9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.71">
                <text:p>13.71</text:p>
              </table:table-cell>
              <table:table-cell office:value-type="float" office:value="37.27">
                <text:p>37.2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8.84">
                <text:p>18.84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.65">
                <text:p>19.65</text:p>
              </table:table-cell>
              <table:table-cell office:value-type="float" office:value="37.28">
                <text:p>37.2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1.28">
                <text:p>21.28</text:p>
              </table:table-cell>
              <table:table-cell office:value-type="float" office:value="35.49">
                <text:p>35.4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6.83">
                <text:p>26.83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7.59">
                <text:p>27.5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8.11">
                <text:p>28.11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0.02">
                <text:p>40.02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0.19">
                <text:p>40.19</text:p>
              </table:table-cell>
              <table:table-cell office:value-type="float" office:value="36.44">
                <text:p>36.4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8.54">
                <text:p>38.54</text:p>
              </table:table-cell>
              <table:table-cell office:value-type="float" office:value="38.61">
                <text:p>38.6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9.88">
                <text:p>49.88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0.2">
                <text:p>50.2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0.69">
                <text:p>50.69</text:p>
              </table:table-cell>
              <table:table-cell office:value-type="float" office:value="38.98">
                <text:p>38.9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72.04">
                <text:p>72.04</text:p>
              </table:table-cell>
              <table:table-cell office:value-type="float" office:value="40.35">
                <text:p>40.3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72.28">
                <text:p>72.28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73.05">
                <text:p>73.05</text:p>
              </table:table-cell>
              <table:table-cell office:value-type="float" office:value="40.42">
                <text:p>40.42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90.08">
                <text:p>90.08</text:p>
              </table:table-cell>
              <table:table-cell office:value-type="float" office:value="43.11">
                <text:p>43.1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3.67">
                <text:p>93.6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93.28">
                <text:p>93.28</text:p>
              </table:table-cell>
              <table:table-cell office:value-type="float" office:value="42.12">
                <text:p>42.1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32.06">
                <text:p>132.0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2.12">
                <text:p>132.12</text:p>
              </table:table-cell>
              <table:table-cell office:value-type="float" office:value="44.35">
                <text:p>44.35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32.86">
                <text:p>132.86</text:p>
              </table:table-cell>
              <table:table-cell office:value-type="float" office:value="44.27">
                <text:p>44.27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67.51">
                <text:p>167.5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67.99">
                <text:p>167.99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167.75">
                <text:p>167.75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04.19">
                <text:p>204.19</text:p>
              </table:table-cell>
              <table:table-cell office:value-type="float" office:value="57.28">
                <text:p>57.2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84.24">
                <text:p>184.2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144.51">
                <text:p>144.51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74.41">
                <text:p>74.41</text:p>
              </table:table-cell>
              <table:table-cell office:value-type="float" office:value="209.67">
                <text:p>209.6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2.71">
                <text:p>92.71</text:p>
              </table:table-cell>
              <table:table-cell office:value-type="float" office:value="168.54">
                <text:p>168.54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11.12">
                <text:p>211.12</text:p>
              </table:table-cell>
              <table:table-cell office:value-type="float" office:value="74.12">
                <text:p>74.12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26.16">
                <text:p>226.16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36.13">
                <text:p>136.13</text:p>
              </table:table-cell>
              <table:table-cell office:value-type="float" office:value="172.17">
                <text:p>172.17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171.75">
                <text:p>171.75</text:p>
              </table:table-cell>
              <table:table-cell office:value-type="float" office:value="136.6">
                <text:p>136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99cm" svg:height="17.325cm" xlink:href=".." xlink:type="simple" chart:class="chart:line" chart:style-name="ch1">
        <chart:title svg:x="13.146cm" svg:y="0.482cm" chart:style-name="ch2">
          <text:p>NetPIPE</text:p>
        </chart:title>
        <chart:legend chart:legend-position="end" svg:x="24.215cm" svg:y="7.616cm" style:legend-expansion="high" chart:style-name="ch3"/>
        <chart:plot-area chart:style-name="ch4" table:cell-range-address="Sheet6.B2:Sheet6.F57" chart:data-source-has-labels="both" svg:x="1.011cm" svg:y="2.299cm" svg:width="22.082cm" svg:height="14.26cm">
          <chartooo:coordinate-region svg:x="1.818cm" svg:y="2.499cm" svg:width="20.903cm" svg:height="13.015cm"/>
          <chart:axis chart:dimension="x" chart:name="primary-x" chart:style-name="ch5" chartooo:axis-type="auto">
            <chartooo:date-scale/>
            <chart:categories table:cell-range-address="Sheet6.B3:Sheet6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C3:Sheet6.C57" chart:label-cell-address="Sheet6.C2:Sheet6.C2" chart:class="chart:line">
            <chart:data-point chart:repeated="55"/>
          </chart:series>
          <chart:series chart:style-name="ch8" chart:values-cell-range-address="Sheet6.D3:Sheet6.D57" chart:label-cell-address="Sheet6.D2:Sheet6.D2" chart:class="chart:line">
            <chart:data-point chart:repeated="55"/>
          </chart:series>
          <chart:series chart:style-name="ch9" chart:values-cell-range-address="Sheet6.E3:Sheet6.E57" chart:label-cell-address="Sheet6.E2:Sheet6.E2" chart:class="chart:line">
            <chart:data-point chart:repeated="55"/>
          </chart:series>
          <chart:series chart:style-name="ch10" chart:values-cell-range-address="Sheet6.F3:Sheet6.F57" chart:label-cell-address="Sheet6.F2:Sheet6.F2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 Mbyte</text:p>
                <draw:g>
                  <svg:desc>Sheet6.C2:Sheet6.C2</svg:desc>
                </draw:g>
              </table:table-cell>
              <table:table-cell office:value-type="string">
                <text:p>llamaNET usec</text:p>
                <draw:g>
                  <svg:desc>Sheet6.D2:Sheet6.D2</svg:desc>
                </draw:g>
              </table:table-cell>
              <table:table-cell office:value-type="string">
                <text:p>Native Mbyte</text:p>
                <draw:g>
                  <svg:desc>Sheet6.E2:Sheet6.E2</svg:desc>
                </draw:g>
              </table:table-cell>
              <table:table-cell office:value-type="string">
                <text:p>Native usec</text:p>
                <draw:g>
                  <svg:desc>Sheet6.F2:Sheet6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6.B3:Sheet6.B57</svg:desc>
                </draw:g>
              </table:table-cell>
              <table:table-cell office:value-type="float" office:value="0">
                <text:p>0</text:p>
                <draw:g>
                  <svg:desc>Sheet6.C3:Sheet6.C57</svg:desc>
                </draw:g>
              </table:table-cell>
              <table:table-cell office:value-type="float" office:value="14">
                <text:p>14</text:p>
                <draw:g>
                  <svg:desc>Sheet6.D3:Sheet6.D57</svg:desc>
                </draw:g>
              </table:table-cell>
              <table:table-cell office:value-type="float" office:value="0">
                <text:p>0</text:p>
                <draw:g>
                  <svg:desc>Sheet6.E3:Sheet6.E57</svg:desc>
                </draw:g>
              </table:table-cell>
              <table:table-cell office:value-type="float" office:value="35">
                <text:p>35</text:p>
                <draw:g>
                  <svg:desc>Sheet6.F3:Sheet6.F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2">
                <text:p>102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3">
                <text:p>103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04">
                <text:p>104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34">
                <text:p>134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48">
                <text:p>148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49">
                <text:p>149</text:p>
              </table:table-cell>
              <table:table-cell office:value-type="float" office:value="26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50">
                <text:p>150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87">
                <text:p>187</text:p>
              </table:table-cell>
              <table:table-cell office:value-type="float" office:value="31">
                <text:p>31</text:p>
              </table:table-cell>
              <table:table-cell office:value-type="float" office:value="134">
                <text:p>1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  <table:table-cell office:value-type="float" office:value="135">
                <text:p>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  <table:table-cell office:value-type="float" office:value="135">
                <text:p>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06">
                <text:p>206</text:p>
              </table:table-cell>
              <table:table-cell office:value-type="float" office:value="37">
                <text:p>37</text:p>
              </table:table-cell>
              <table:table-cell office:value-type="float" office:value="169">
                <text:p>1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  <table:table-cell office:value-type="float" office:value="172">
                <text:p>1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191">
                <text:p>1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209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190">
                <text:p>1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216">
                <text:p>2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95">
                <text:p>9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5">
                <text:p>85</text:p>
              </table:table-cell>
              <table:table-cell office:value-type="float" office:value="137">
                <text:p>1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  <table:table-cell office:value-type="float" office:value="109">
                <text:p>109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97cm" svg:height="13.282cm" xlink:href=".." xlink:type="simple" chart:class="chart:line" chart:style-name="ch1">
        <chart:legend chart:legend-position="end" svg:x="20.145cm" svg:y="6.093cm" style:legend-expansion="high" chart:style-name="ch2"/>
        <chart:plot-area chart:style-name="ch3" table:cell-range-address="Sheet5.B2:Sheet5.D56" chart:data-source-has-labels="column" svg:x="0.909cm" svg:y="1.195cm" svg:width="18.318cm" svg:height="11.402cm">
          <chartooo:coordinate-region svg:x="1.716cm" svg:y="1.395cm" svg:width="17.139cm" svg:height="10.157cm"/>
          <chart:axis chart:dimension="x" chart:name="primary-x" chart:style-name="ch4" chartooo:axis-type="auto">
            <chartooo:date-scale/>
            <chart:categories table:cell-range-address="Sheet5.B2:Sheet5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C2:Sheet5.C56" chart:class="chart:line">
            <chart:data-point chart:repeated="55"/>
          </chart:series>
          <chart:series chart:style-name="ch7" chart:values-cell-range-address="Sheet5.D2:Sheet5.D56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B2:Sheet5.B56</svg:desc>
                </draw:g>
              </table:table-cell>
              <table:table-cell office:value-type="float" office:value="0">
                <text:p>0</text:p>
                <draw:g>
                  <svg:desc>Sheet5.C2:Sheet5.C56</svg:desc>
                </draw:g>
              </table:table-cell>
              <table:table-cell office:value-type="float" office:value="13">
                <text:p>13</text:p>
                <draw:g>
                  <svg:desc>Sheet5.D2:Sheet5.D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2">
                <text:p>1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3">
                <text:p>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04">
                <text:p>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34">
                <text:p>1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48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49">
                <text:p>1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50">
                <text:p>1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06">
                <text:p>2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52">
                <text:p>2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